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text-underline-style="none" style:font-style-asian="normal" style:font-style-complex="normal"/>
    </style:style>
    <style:style style:name="P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Text_20_body">
      <style:text-properties style:text-underline-style="none"/>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list-style-name="L1">
      <style:paragraph-properties fo:text-align="justify" style:justify-single-word="false"/>
      <style:text-properties fo:font-style="normal" style:text-underline-style="none" style:font-style-asian="normal" style:font-style-complex="normal"/>
    </style:style>
    <style:style style:name="P9" style:family="paragraph" style:parent-style-name="Text_20_body" style:list-style-name="L2">
      <style:text-properties fo:font-style="normal" style:text-underline-style="none" style:font-style-asian="normal" style:font-style-complex="normal"/>
    </style:style>
    <style:style style:name="P10"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list-style-name="L4">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style style:name="P14"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T5" style:family="text">
      <style:text-properties style:text-underline-style="none"/>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text:h>
      <text:p text:style-name="P1">Una vez concluido el desarrollo de la aplicación, podemos afirmar que se ha conseguido un sistema en el que, a través de una serie de órdenes, se ejecutarán una serie de movimientos concretos y específicos sobre un objeto 3D denominado <text:span text:style-name="T1">Stickman.</text:span></text:p>
      <text:p text:style-name="P2">A pesar de que el usuario de la aplicación debe poseer conocimientos básicos sobre programación, se ha desarrollado un entorno intuitivo y e fácil manejo, existiendo un apartado de ayuda que permita clarificar su uso.</text:p>
      <text:p text:style-name="P3">Por lo tanto, al término de la construcción de esta aplicación, las conclusiones más relevantes que se pueden extraer son las siguientes:</text:p>
      <text:list xml:id="list1500403352" text:style-name="L1">
        <text:list-item>
          <text:p text:style-name="P8">El sistema permite el movimiento de una figura 3D a través de una serie de comandos introducidos por el usuario.</text:p>
        </text:list-item>
        <text:list-item>
          <text:p text:style-name="P12"><text:span text:style-name="T3">La aplicación sólo reconoce y acepta sentencias desarrolladas para el lenguaje de programación </text:span><text:span text:style-name="T2">Sticky.</text:span></text:p>
        </text:list-item>
        <text:list-item>
          <text:p text:style-name="P8">La ejecución de la aplicación se produce en un entorno local, por lo que no requiere conexión a Internet ni dependerá de otra aplicación, módulo o similar.</text:p>
        </text:list-item>
        <text:list-item>
          <text:p text:style-name="P8">Al estar desarrollado en Java, se hace sencilla la movilidad entre diferentes máquinas y diversos sistemas operativos, haciendo que el número potencial de usuarios que utilicen esta herramienta aumente por dicha compatibilidad.</text:p>
        </text:list-item>
        <text:list-item>
          <text:p text:style-name="P8">Se ha logrado una representación sencilla del cuerpo de una persona, la cuál posee sus características y articulaciones principales que podrán ser manipuladas.</text:p>
        </text:list-item>
        <text:list-item>
          <text:p text:style-name="P8">Se proporcionan una serie de funciones, específicas del lenguaje, que dotarán de cierto dinamismo al objeto 3D representado, tal y como la flexión de brazos y piernas o la rotación del cuerpo.</text:p>
        </text:list-item>
        <text:list-item>
          <text:p text:style-name="P8">El lenguaje desarrollado sigue las pautas de la mayoría de los lenguajes de programación más populares, como por ejemplo C, lo que hace que el uso del sistema sea más cómodo para los programadores</text:p>
        </text:list-item>
      </text:list>
      <text:p text:style-name="P5">Por otro lado, la interfaz con la que el usuario interactúa con la aplicaciones presenta las siguientes conclusiones:</text:p>
      <text:list xml:id="list2012393995" text:style-name="L2">
        <text:list-item>
          <text:p text:style-name="P13"><text:span text:style-name="T5">La barra de menú y herramientas proporcionan tanto las funcionalidades básicas de cualquier aplicación, como abrir un fichero o deshacer la última acción, como aquellas específicas para el movimiento de nuestro </text:span><text:span text:style-name="T2">Stickman, </text:span><text:span text:style-name="T3">como la inserción de esqueletos de </text:span><text:soft-page-break/><text:span text:style-name="T3">código o un selector de nivel de depuración.</text:span></text:p>
        </text:list-item>
        <text:list-item>
          <text:p text:style-name="P9">El sistema proporciona un editor de texto que ayuda a la escritura y lectura de código que realice el programador, ya que se realiza un coloreado de las palabras claves o el resaltado en cursiva de constantes.</text:p>
        </text:list-item>
        <text:list-item>
          <text:p text:style-name="P9">Los resultados de la lectura del código son mostrados correctamente en una ventana de animación, además de proporcionar información adicional al usuario en términos de interpretación.</text:p>
        </text:list-item>
      </text:list>
      <text:h text:style-name="Heading_20_1" text:outline-level="1">Futuras mejoras</text:h>
      <text:p text:style-name="Text_20_body">Aunque se han cumplido los objetivos propuestos al inicio del documento, a lo largo del proceso de desarrollo se han observado algunas mejoras que proporcionarían una mayor funcionalidad en el ámbito del sistema.</text:p>
      <text:p text:style-name="Text_20_body">A continuación se clasifican el conjunto de mejoras posible que se podrían realizar en versiones posteriores de la aplicación:</text:p>
      <text:list xml:id="list55942248" text:style-name="L3">
        <text:list-item>
          <text:p text:style-name="P14">Inclusión de librerías, es decir, fragmentos de código escritos en lenguaje <text:span text:style-name="T1">Sticky</text:span> que implementan funciones concretas y específicas, aliviando así la carga de trabajo al usuario y evitando de esta forma el tener que reinventar la rueda con código que ya ha sido desarrollado. </text:p>
        </text:list-item>
        <text:list-item>
          <text:p text:style-name="P14">Definición de funciones que fomenten la modularización y reutilización de los diferentes archivos de código.</text:p>
        </text:list-item>
        <text:list-item>
          <text:p text:style-name="P14">Desarrollar una herramienta que permita la elección de idioma de la interfaz.</text:p>
        </text:list-item>
        <text:list-item>
          <text:p text:style-name="P14">Proporcionar al usuario la opción de exportar resultados relacionados con el movimiento realizado por el objeto, tal y como la distancia recorrida, términos matemáticos avanzados, etc.</text:p>
        </text:list-item>
        <text:list-item>
          <text:p text:style-name="P14">Posibilidad de incrustar el sistema en un servidor web para que sea accedido mediante cualquier navegador web, sin necesidad de poseer el programa localmente.</text:p>
        </text:list-item>
        <text:list-item>
          <text:p text:style-name="P14">Al hacer doble click en la depuración mostrada al ejecutar código, ir a la línea en el <text:span text:style-name="T5">código</text:span> correspondiente.</text:p>
        </text:list-item>
      </text:list>
      <text:h text:style-name="Heading_20_1" text:outline-level="1">Autoevaluación</text:h>
      <text:p text:style-name="P1">El objetivo fundamental de este apartado es el de valorar, criticar y reflexionar el comportamiento del grupo de trabajo con respecto a la estrategia seguida en el proceso de <text:soft-page-break/>aprendizaje y desarrollo del sistema, además de facilitar al docente la compresión del proceso anterior en relación a las dificultades acontecidas y los objetivos conseguidos. </text:p>
      <text:p text:style-name="P1">En primer lugar, se hará evidencia de los <text:span text:style-name="T6">esfuerzos realizados</text:span> con respecto a los conocimientos. Para ello, se responderán a las siguientes cuestiones:</text:p>
      <text:p text:style-name="P6">¿Qué sabíamos antes del desarrollo de la aplicación?</text:p>
      <text:p text:style-name="P7">Todos los miembros conocíamos el paradigma de programación orientado a objetos, estudiado en la asignatura de Estructuras de Datos y de la Información en la Universidad de Córdoba, por lo que la adaptación a Java ha sido rápida. Con respecto al uso de ANTLR, conocíamos el uso de analizadores léxicos como Lex combinado con Yacc, el cuál es el encargado de realizar el análisis sintáctico. De la misma forma que en el caso anterior, el aprendizaje de las herramientas se realizó en la asignatura de Teoría de Autómatas y Lenguajes Formales.</text:p>
      <text:p text:style-name="P7">Con respecto a las herramientas de desarrollo 2D o 3D, conocíamos la existencia de Java2D, Java3D o VRML, pero ningún miembro del grupo tenía experiencia previa con dichos lenguajes.</text:p>
      <text:p text:style-name="P6">¿Cómo lo hemos aprendido?</text:p>
      <text:p text:style-name="P7">Con respecto a ANTLR, además de realizarse un seguimiento en varias clases prácticas de la asignatura, se han consultado tanto los manuales proporcionados para su comprensión como información adicional de la web. Debido a que se realiza un uso extenso del mismo, el aprendizaje ha sido costoso, a pesar de haber manejado otras herramientas con un fin parecido.</text:p>
      <text:p text:style-name="P7">En el caso de Java y Java3D, herramienta que finalmente se decidió utilizar, se han consultado referencias web, libros, la propia API, pequeños de desarrollos de prueba y ejemplos que nos proporcionó el profesor de la asignatura. En el caso de Java, el aprendizaje ha sido bastante rápido comparado con los demás elementos debido al uso anterior del lenguaje C++. En cambio, el uso Java3D ha requerido gran parte de tiempo debido al desconocimiento del mismo. </text:p>
      <text:p text:style-name="P6">¿Qué sabemos ahora, una vez acabado el sistema?</text:p>
      <text:p text:style-name="P7">Una vez contestadas las preguntas anteriores, podemos afirmar que se ha logrado la compresión de las herramientas anteriores (Java, ANTLR, Java3D), lo cuál nos puede ayudar a progresar más rápidamente en futuras asignaturas o a poseer mayores conocimientos a la hora de abarcar el mercado laboral. Para ello, la organización temporal y la división de la carga de trabajo entre los diferentes miembros del grupo ha sido esencial, lo cuál ha hecho que fomentemos un espíritu de cooperación entre nosotros.</text:p>
      <text:p text:style-name="P7"/>
      <text:p text:style-name="P7">Por otra parte, se analizará el <text:span text:style-name="T6">trabajo en grupo </text:span>realizado para cumplir los objetivos del <text:soft-page-break/>desarrollo de este sistema. Los integrantes del grupo establecimos reuniones semanales, las cuáles contemplaban dos días de la semana, para dar a conocer a los demás integrantes la situación en la que se encontraba el trabajo individual realizado y la explicación del mismo si fuese necesario. </text:p>
      <text:p text:style-name="P7">Es necesario remarcar la distribución de trabajo realizada. En un principio, el hecho de no tener amplia experiencia con grupos de trabajos con un elevado número de personas nos hizo pensar que la carga de trabajo individual no iba a ser proporcional, es decir, que unos miembros podrían realizar un mayor esfuerzo que otros. Gracias a <text:span text:style-name="T1">SVN </text:span><text:span text:style-name="T4">y a </text:span><text:span text:style-name="T1">GoogleCode, </text:span><text:span text:style-name="T4">esta repartición de tareas ha sido mucho más fácil y cómoda, ya que hemos podido ver los resultados de cada uno, tanto a la hora de codificar como de documentar, de forma instantánea y sin solapar el trabajo de otro compañero. Además, </text:span><text:span text:style-name="T1">SVN </text:span><text:span text:style-name="T4">dispone de un </text:span><text:span text:style-name="T1">log </text:span><text:span text:style-name="T4">que indica las actualizaciones que ha realizado cada miembro del grupo, por lo que también hemos podido controlar el trabajo realizado por cada uno y comprobar que se ha hecho en la fecha estimada en nuestras reuniones semanales.</text:span></text:p>
      <text:p text:style-name="P4">Finalmente, realizaremos una <text:span text:style-name="T6">evaluación de nuestro desempeño</text:span> en el trabajo considerando los siguientes indicadores cumplidos:</text:p>
      <text:list xml:id="list40087145" text:style-name="L4">
        <text:list-item>
          <text:p text:style-name="P11">La comunicación fue dinámica y activa, participando todos con sus aportaciones. Cuando alguien hablaba todos lo escuchaban, asimilando la información.</text:p>
        </text:list-item>
        <text:list-item>
          <text:p text:style-name="P11">Las decisiones se tomaron por consenso con la participación de todos los miembros del grupo y como resultado de la aportación creativa de todos.</text:p>
        </text:list-item>
        <text:list-item>
          <text:p text:style-name="P11">Todos los miembros del grupo se autocontrolaron y se autodirigieron.</text:p>
        </text:list-item>
        <text:list-item>
          <text:p text:style-name="P11">Como en cualquier trabajo en grupo, han aparecido numerosas discrepancias entra los miembros. Cuando éstas se presentaron, se analizaron objetivamente exponiendo argumentos razonables.</text:p>
        </text:list-item>
        <text:list-item>
          <text:p text:style-name="P11">En alguna ocasión el grupo se detuvo a analizar cómo estaban trabajando , detectando errores y acordando mejoras de acción.</text:p>
        </text:list-item>
        <text:list-item>
          <text:p text:style-name="P11">El ambiente de trabajo ha sido óptimo, fomentando la participación y el compromiso. </text:p>
        </text:list-item>
        <text:list-item>
          <text:p text:style-name="P11">Durante el desarrollo de la aplicación, en ocasiones nos hemos visto obligados a rediseñar ciertas partes debido a malas decisiones tomadas al inicio, aunque éstas fueron resultas adecuadamente.</text:p>
        </text:list-item>
      </text:list>
      <text:p text:style-name="P10">Debido a los puntos anteriores y siguiendo una escala de 0 a 5, la puntuación final dada al trabajo realizado es de 5. Cabe destacar que, además, se ha tenido en cuenta que hemos sido un grupo bastante numeroso y que se ha realizado un trabajo completo y orig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indent="1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vier Bueno</meta:initial-creator>
    <meta:creation-date>2010-06-02T10:40:23</meta:creation-date>
    <dc:date>2010-06-02T16:15:50</dc:date>
    <dc:creator>Javier Bueno</dc:creator>
    <meta:editing-duration>PT04H03M48S</meta:editing-duration>
    <meta:editing-cycles>46</meta:editing-cycles>
    <meta:generator>OpenOffice.org/3.1$Linux OpenOffice.org_project/310m19$Build-9420</meta:generator>
    <meta:document-statistic meta:table-count="0" meta:image-count="0" meta:object-count="0" meta:page-count="4" meta:paragraph-count="46" meta:word-count="1465" meta:character-count="9100"/>
  </office:meta>
</office:document-meta>
</file>